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177000000E10BD4094DC7B921B70.png" manifest:media-type="image/png"/>
  <manifest:file-entry manifest:full-path="Pictures/100000000000177000000E10FD495AFCA528E500.png" manifest:media-type="image/png"/>
  <manifest:file-entry manifest:full-path="Pictures/100000000000177000000E10FF896D0BD45B9174.png" manifest:media-type="image/png"/>
  <manifest:file-entry manifest:full-path="Pictures/100000000000177000000E1049EE08BBB3BD98AE.png" manifest:media-type="image/png"/>
  <manifest:file-entry manifest:full-path="Pictures/100000000000177000000E10ABB69CB2ABBC68F2.png" manifest:media-type="image/png"/>
  <manifest:file-entry manifest:full-path="Pictures/100000000000177000000E10172DAC8B39ABCCB6.png" manifest:media-type="image/png"/>
  <manifest:file-entry manifest:full-path="Pictures/100000000000177000000E10FB3D2F202EE8201F.png" manifest:media-type="image/png"/>
  <manifest:file-entry manifest:full-path="Pictures/100000000000177000000E103BA22873E214ED5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6.249cm" svg:height="15.749cm" svg:x="0.965cm" svg:y="0.041cm">
          <draw:image xlink:href="Pictures/100000000000177000000E10FD495AFCA528E5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6.249cm" svg:height="15.749cm" svg:x="0.965cm" svg:y="0.041cm">
          <draw:image xlink:href="Pictures/100000000000177000000E1049EE08BBB3BD98A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6.249cm" svg:height="15.749cm" svg:x="0.965cm" svg:y="0.041cm">
          <draw:image xlink:href="Pictures/100000000000177000000E10172DAC8B39ABCCB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6.249cm" svg:height="15.749cm" svg:x="0.965cm" svg:y="0.041cm">
          <draw:image xlink:href="Pictures/100000000000177000000E10ABB69CB2ABBC68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6.249cm" svg:height="15.749cm" svg:x="0.965cm" svg:y="0.041cm">
          <draw:image xlink:href="Pictures/100000000000177000000E10BD4094DC7B921B7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6.249cm" svg:height="15.749cm" svg:x="0.965cm" svg:y="0.041cm">
          <draw:image xlink:href="Pictures/100000000000177000000E10FF896D0BD45B917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6.249cm" svg:height="15.749cm" svg:x="0.965cm" svg:y="0.041cm">
          <draw:image xlink:href="Pictures/100000000000177000000E10FB3D2F202EE8201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6.249cm" svg:height="15.749cm" svg:x="0.965cm" svg:y="0.041cm">
          <draw:image xlink:href="Pictures/100000000000177000000E103BA22873E214ED5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맑은 고딕" fo:font-family="'맑은 고딕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1" style:font-family-asian="'맑은 고딕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8T10:13:26.668000000</meta:creation-date>
    <dc:date>2025-11-11T14:02:34.726000000</dc:date>
    <meta:editing-duration>PT18H31M4S</meta:editing-duration>
    <meta:editing-cycles>59</meta:editing-cycles>
    <meta:generator>LibreOffice/7.5.2.2$Windows_X86_64 LibreOffice_project/53bb9681a964705cf672590721dbc85eb4d0c3a2</meta:generator>
    <meta:document-statistic meta:object-count="45"/>
  </office:meta>
</office:document-meta>
</file>